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28.3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Piroxè en roca plutònic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Seccions longitudinals d'hàbit prismàtic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De moderat a elev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 a marronó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Lleuge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observable clarament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A amfíbols verd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finals de 1r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Marcada concèntr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6" table:style-name="ce10">
            <text:p>6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Plagiòclasi 25%</text:p>
          </table:table-cell>
          <table:table-cell office:value-type="string" table:style-name="ce5">
            <text:p>Amfíbols 10%</text:p>
          </table:table-cell>
          <table:table-cell office:value-type="string" table:style-name="ce11">
            <text:p>Biotita 5%</text:p>
          </table:table-cell>
          <table:table-cell table:number-columns-repeated="3" table:style-name="ce11"/>
          <table:table-cell table:number-columns-repeated="16377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7">
            <text:p>Característiques generals del mineral</text:p>
          </table:table-cell>
          <table:table-cell office:value-type="string" table:style-name="ce5">
            <text:p>Piroxè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Idiomorfes, hipidiomorfes o al·lotriomorfes amb hàbit prismàtic i seccions basals aproximadament quadrade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De moderat a elev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9">
            <text:p>Incolor, beix i ve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Varia de nul a molt eleva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No sempre ben visibles, dues direccions que s'encreuen a uns 90º (observable en seccions basals), totes dues paral·leles a la direcció d'allargament (en seccions longitudinals només es distingeix una direcció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Uralitització (amfíbols), antigorita, clorita, epidota, biotita, talc, calcita i òpal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colors de 2n ordre tot i que poden estar emmascarats si el mineral té un color molt marca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tinció</text:p>
          </table:table-cell>
          <table:table-cell office:value-type="string" table:style-name="ce5">
            <text:p>En seccions longitudinals algunes families tenen extinció recta, es tracten d'ortopiroxens, i altres mostren extinció obliqua, s'anomenen clinopiroxens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Maclat</text:p>
          </table:table-cell>
          <table:table-cell office:value-type="string" table:style-name="ce5">
            <text:p>Només els clinopiroxens poden presentar macles polisintètiques {100} i menys comunes simple {00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Present en algunes varieta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 o 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3T21:42:44Z</dc:date>
    <meta:editing-cycles>9</meta:editing-cycles>
    <meta:editing-duration>PT4012S</meta:editing-duration>
  </office:meta>
</office:document-meta>
</file>